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_split_catboost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]/[.B2]" office:value-type="float" office:value="0.333333333333333" calcext:value-type="float">
            <text:p>0.333333333333333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597557186533436" calcext:value-type="float">
            <text:p>0.597557186533436</text:p>
          </table:table-cell>
        </table:table-row>
        <table:table-row table:style-name="ro1">
          <table:table-cell office:value-type="string" calcext:value-type="string">
            <text:p>mat_15: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]/[.B3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]/[.B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]/[.B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6]/[.B6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7]/[.B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]/[.B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0]/[.B1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0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11]/[.B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D12]/[.B12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3]/[.B1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14]/[.B14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5]/[.B1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6]/[.B16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7]/[.B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18]/[.B18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9]/[.B1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0]/[.B2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1]/[.B2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22]/[.B22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23]/[.B23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24]/[.B24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5]/[.B25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26]/[.B26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7]/[.B27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28]/[.B28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29]/[.B2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0]/[.B3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31]/[.B31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32]/[.B3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D33]/[.B33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4]/[.B3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35]/[.B3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6]/[.B3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37]/[.B37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8]/[.B3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39]/[.B39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40]/[.B40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41]/[.B4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42]/[.B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43]/[.B43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44]/[.B44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5]/[.B45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6]/[.B46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7]/[.B4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8]/[.B4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49]/[.B4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0]/[.B5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51]/[.B51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52]/[.B52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53]/[.B53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54]/[.B54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55]/[.B5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56]/[.B56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57]/[.B57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58]/[.B58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59]/[.B59]" office:value-type="float" office:value="0.535714285714286" calcext:value-type="float">
            <text:p>0.53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60]/[.B6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D61]/[.B61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62]/[.B62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63]/[.B6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64]/[.B6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65]/[.B65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66]/[.B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67]/[.B67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68]/[.B68]" office:value-type="float" office:value="0.590909090909091" calcext:value-type="float">
            <text:p>0.5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D69]/[.B69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70]/[.B70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1]/[.B71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D72]/[.B72]"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73]/[.B7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74]/[.B7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75]/[.B75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76]/[.B7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77]/[.B7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78]/[.B7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79]/[.B7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D80]/[.B8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1]/[.B8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2]/[.B8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83]/[.B83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84]/[.B84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85]/[.B8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86]/[.B86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87]/[.B8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formula="of:=[.D88]/[.B88]" office:value-type="float" office:value="0.482758620689655" calcext:value-type="float">
            <text:p>0.48275862068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89]/[.B8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90]/[.B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1]/[.B9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92]/[.B92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D93]/[.B9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94]/[.B9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D95]/[.B9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96]/[.B9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97]/[.B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98]/[.B98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99]/[.B9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00]/[.B10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D101]/[.B10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102]/[.B102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D103]/[.B103]" office:value-type="float" office:value="0.527777777777778" calcext:value-type="float">
            <text:p>0.52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D104]/[.B104]" office:value-type="float" office:value="0.607142857142857" calcext:value-type="float">
            <text:p>0.6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D105]/[.B10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06]/[.B10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107]/[.B107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08]/[.B10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09]/[.B10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110]/[.B110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111]/[.B11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112]/[.B11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113]/[.B113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114]/[.B114]" office:value-type="float" office:value="0.576923076923077" calcext:value-type="float">
            <text:p>0.5769230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115]/[.B11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16]/[.B116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17]/[.B1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8]/[.B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19]/[.B11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120]/[.B120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21]/[.B12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22]/[.B122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D123]/[.B123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24]/[.B124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25]/[.B12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126]/[.B126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27]/[.B127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8]/[.B12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9]/[.B12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30]/[.B13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131]/[.B131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32]/[.B132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D133]/[.B133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134]/[.B13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35]/[.B1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36]/[.B1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137]/[.B13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38]/[.B13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139]/[.B13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40]/[.B14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41]/[.B141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[.D142]/[.B142]" office:value-type="float" office:value="0.433333333333333" calcext:value-type="float">
            <text:p>0.4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43]/[.B14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44]/[.B144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45]/[.B14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46]/[.B14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147]/[.B14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48]/[.B14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149]/[.B149]"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50]/[.B15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D151]/[.B15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52]/[.B152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53]/[.B153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54]/[.B154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55]/[.B15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56]/[.B156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157]/[.B15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158]/[.B15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D159]/[.B159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D160]/[.B1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61]/[.B161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62]/[.B16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163]/[.B16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164]/[.B164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165]/[.B165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166]/[.B1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67]/[.B167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168]/[.B16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69]/[.B16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70]/[.B17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71]/[.B17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72]/[.B17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3]/[.B17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74]/[.B174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75]/[.B175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76]/[.B176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77]/[.B177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8]/[.B17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79]/[.B17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80]/[.B18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[.D181]/[.B18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82]/[.B182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183]/[.B183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84]/[.B18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85]/[.B185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86]/[.B186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87]/[.B18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88]/[.B18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89]/[.B18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D190]/[.B190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191]/[.B191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92]/[.B19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193]/[.B19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194]/[.B19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195]/[.B195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196]/[.B19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197]/[.B197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198]/[.B198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99]/[.B199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00]/[.B200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201]/[.B201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202]/[.B202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D203]/[.B20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204]/[.B204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205]/[.B205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D206]/[.B206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207]/[.B20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208]/[.B208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D209]/[.B209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210]/[.B210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11]/[.B21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12]/[.B21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D213]/[.B21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14]/[.B21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[.D215]/[.B21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16]/[.B21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D217]/[.B217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D218]/[.B21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D219]/[.B219]" office:value-type="float" office:value="0.740740740740741" calcext:value-type="float">
            <text:p>0.740740740740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220]/[.B22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D221]/[.B221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D222]/[.B222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23]/[.B22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24]/[.B22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225]/[.B225]" office:value-type="float" office:value="0.586206896551724" calcext:value-type="float">
            <text:p>0.58620689655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D226]/[.B22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227]/[.B227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228]/[.B22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229]/[.B22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30]/[.B23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231]/[.B23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232]/[.B232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33]/[.B23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34]/[.B23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235]/[.B235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D236]/[.B236]" office:value-type="float" office:value="0.592592592592593" calcext:value-type="float">
            <text:p>0.59259259259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237]/[.B237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238]/[.B23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239]/[.B239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40]/[.B24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241]/[.B241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42]/[.B24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43]/[.B2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D244]/[.B24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245]/[.B24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46]/[.B24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247]/[.B2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248]/[.B24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49]/[.B249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250]/[.B25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251]/[.B25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252]/[.B2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D253]/[.B25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4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54]/[.B2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255]/[.B255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[.D256]/[.B256]" office:value-type="float" office:value="0.515151515151515" calcext:value-type="float">
            <text:p>0.515151515151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57]/[.B25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58]/[.B25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59]/[.B2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60]/[.B26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261]/[.B26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62]/[.B26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63]/[.B263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264]/[.B264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265]/[.B265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266]/[.B26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67]/[.B26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68]/[.B2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269]/[.B269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270]/[.B270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71]/[.B271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272]/[.B27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273]/[.B273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74]/[.B2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75]/[.B2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76]/[.B27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D277]/[.B277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78]/[.B2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79]/[.B27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80]/[.B28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81]/[.B28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82]/[.B28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83]/[.B283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D284]/[.B284]" office:value-type="float" office:value="0.866666666666667" calcext:value-type="float">
            <text:p>0.8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285]/[.B285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86]/[.B28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287]/[.B28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88]/[.B28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289]/[.B289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290]/[.B2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291]/[.B29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292]/[.B292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293]/[.B293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294]/[.B2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95]/[.B29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96]/[.B29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97]/[.B29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98]/[.B29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299]/[.B299]" office:value-type="float" office:value="0.608695652173913" calcext:value-type="float">
            <text:p>0.608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0]/[.B30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D301]/[.B301]"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302]/[.B302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D303]/[.B303]" office:value-type="float" office:value="0.866666666666667" calcext:value-type="float">
            <text:p>0.8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304]/[.B304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305]/[.B30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306]/[.B306]" office:value-type="float" office:value="0.866666666666667" calcext:value-type="float">
            <text:p>0.8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307]/[.B307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308]/[.B30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[.D309]/[.B309]" office:value-type="float" office:value="0.515151515151515" calcext:value-type="float">
            <text:p>0.515151515151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10]/[.B31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311]/[.B311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12]/[.B3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313]/[.B313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314]/[.B31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315]/[.B31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316]/[.B316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18]/[.B318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19]/[.B31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D320]/[.B32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formula="of:=[.D321]/[.B321]" office:value-type="float" office:value="0.451612903225806" calcext:value-type="float">
            <text:p>0.45161290322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6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22]/[.B3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323]/[.B323]" office:value-type="float" office:value="0.517241379310345" calcext:value-type="float">
            <text:p>0.51724137931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324]/[.B32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325]/[.B32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26]/[.B326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327]/[.B32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D328]/[.B328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329]/[.B32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330]/[.B33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31]/[.B33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332]/[.B332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333]/[.B3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334]/[.B334]" office:value-type="float" office:value="0.722222222222222" calcext:value-type="float">
            <text:p>0.7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35]/[.B3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336]/[.B33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37]/[.B3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38]/[.B33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339]/[.B339]" office:value-type="float" office:value="0.722222222222222" calcext:value-type="float">
            <text:p>0.7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40]/[.B34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341]/[.B34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342]/[.B342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43]/[.B34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344]/[.B34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45]/[.B34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46]/[.B34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47]/[.B347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348]/[.B348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349]/[.B349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50]/[.B35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351]/[.B351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52]/[.B352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53]/[.B353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D354]/[.B354]" office:value-type="float" office:value="0.551724137931035" calcext:value-type="float">
            <text:p>0.55172413793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D355]/[.B355]" office:value-type="float" office:value="0.580645161290323" calcext:value-type="float">
            <text:p>0.580645161290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356]/[.B35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357]/[.B3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58]/[.B35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359]/[.B35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360]/[.B36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361]/[.B361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62]/[.B36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D363]/[.B363]" office:value-type="float" office:value="0.541666666666667" calcext:value-type="float">
            <text:p>0.54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64]/[.B364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65]/[.B36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66]/[.B36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67]/[.B36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368]/[.B36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69]/[.B36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370]/[.B370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371]/[.B371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372]/[.B372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373]/[.B37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374]/[.B37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75]/[.B375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376]/[.B37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77]/[.B37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78]/[.B3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79]/[.B37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80]/[.B38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81]/[.B38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82]/[.B38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83]/[.B38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84]/[.B384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385]/[.B385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386]/[.B386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387]/[.B38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388]/[.B388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389]/[.B38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90]/[.B39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391]/[.B39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392]/[.B392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393]/[.B393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94]/[.B39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395]/[.B39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396]/[.B39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397]/[.B397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98]/[.B398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399]/[.B399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D400]/[.B400]"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01]/[.B40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402]/[.B402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403]/[.B403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04]/[.B404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405]/[.B405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406]/[.B40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407]/[.B407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D408]/[.B408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09]/[.B409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410]/[.B41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11]/[.B411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12]/[.B412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413]/[.B413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414]/[.B414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415]/[.B41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416]/[.B41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417]/[.B4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18]/[.B418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419]/[.B419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D420]/[.B42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421]/[.B421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22]/[.B422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423]/[.B423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24]/[.B42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425]/[.B42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26]/[.B42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427]/[.B427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28]/[.B42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29]/[.B429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30]/[.B4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1]/[.B4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32]/[.B432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433]/[.B43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34]/[.B43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435]/[.B435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36]/[.B43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37]/[.B43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8]/[.B43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439]/[.B43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D440]/[.B44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441]/[.B441]"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442]/[.B44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43]/[.B443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44]/[.B444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445]/[.B44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D446]/[.B446]" office:value-type="float" office:value="0.481481481481481" calcext:value-type="float">
            <text:p>0.48148148148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47]/[.B44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448]/[.B44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49]/[.B449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50]/[.B45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451]/[.B45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52]/[.B45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453]/[.B453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54]/[.B45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55]/[.B455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456]/[.B45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457]/[.B4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458]/[.B45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59]/[.B4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60]/[.B46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D461]/[.B461]" office:value-type="float" office:value="0.607142857142857" calcext:value-type="float">
            <text:p>0.6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462]/[.B462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463]/[.B463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64]/[.B464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65]/[.B46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466]/[.B46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467]/[.B46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468]/[.B46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469]/[.B46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70]/[.B470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71]/[.B471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472]/[.B472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473]/[.B47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474]/[.B47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75]/[.B475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476]/[.B476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D477]/[.B477]" office:value-type="float" office:value="0.592592592592593" calcext:value-type="float">
            <text:p>0.59259259259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78]/[.B478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479]/[.B479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480]/[.B48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81]/[.B48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82]/[.B48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83]/[.B483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84]/[.B48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D485]/[.B485]"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D486]/[.B486]" office:value-type="float" office:value="0.541666666666667" calcext:value-type="float">
            <text:p>0.54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487]/[.B487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88]/[.B488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89]/[.B489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490]/[.B490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491]/[.B491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92]/[.B49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93]/[.B493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94]/[.B4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495]/[.B495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496]/[.B496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497]/[.B497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498]/[.B49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99]/[.B49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500]/[.B500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01]/[.B501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02]/[.B50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503]/[.B503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04]/[.B50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05]/[.B50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506]/[.B506]" office:value-type="float" office:value="0.608695652173913" calcext:value-type="float">
            <text:p>0.608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507]/[.B507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508]/[.B508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09]/[.B50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10]/[.B51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11]/[.B511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12]/[.B512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13]/[.B51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14]/[.B51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15]/[.B51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D516]/[.B516]"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17]/[.B51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518]/[.B518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19]/[.B51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20]/[.B52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[.D521]/[.B521]" office:value-type="float" office:value="0.481481481481481" calcext:value-type="float">
            <text:p>0.48148148148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522]/[.B522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23]/[.B52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D524]/[.B524]" office:value-type="float" office:value="0.866666666666667" calcext:value-type="float">
            <text:p>0.8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525]/[.B52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D526]/[.B526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527]/[.B52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528]/[.B528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29]/[.B52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530]/[.B53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31]/[.B53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32]/[.B5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533]/[.B5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34]/[.B53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35]/[.B535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36]/[.B5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[.D537]/[.B537]" office:value-type="float" office:value="0.863636363636364" calcext:value-type="float">
            <text:p>0.8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538]/[.B538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539]/[.B53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40]/[.B54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41]/[.B54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42]/[.B54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D543]/[.B543]" office:value-type="float" office:value="0.739130434782609" calcext:value-type="float">
            <text:p>0.73913043478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44]/[.B54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45]/[.B545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46]/[.B54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547]/[.B54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548]/[.B548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49]/[.B5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550]/[.B55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551]/[.B551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52]/[.B55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53]/[.B553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54]/[.B55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55]/[.B55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556]/[.B55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557]/[.B557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558]/[.B558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559]/[.B559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560]/[.B56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[.D561]/[.B56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62]/[.B56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563]/[.B563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564]/[.B564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565]/[.B565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566]/[.B566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67]/[.B56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68]/[.B5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69]/[.B569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D570]/[.B570]" office:value-type="float" office:value="0.695652173913044" calcext:value-type="float">
            <text:p>0.69565217391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571]/[.B57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D572]/[.B572]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573]/[.B573]" office:value-type="float" office:value="0.722222222222222" calcext:value-type="float">
            <text:p>0.7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74]/[.B57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75]/[.B57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76]/[.B576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77]/[.B577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578]/[.B57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79]/[.B57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580]/[.B58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D581]/[.B581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82]/[.B5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D583]/[.B583]" office:value-type="float" office:value="0.85" calcext:value-type="float">
            <text:p>0.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15:45:13.063219018</dc:date>
    <meta:editing-duration>PT28M57S</meta:editing-duration>
    <meta:editing-cycles>1</meta:editing-cycles>
    <meta:document-statistic meta:table-count="1" meta:cell-count="2917" meta:object-count="0"/>
    <meta:generator>LibreOffice/7.5.3.2$Linux_X86_64 LibreOffice_project/67bf5ab3e8553b11738d1302ab7051a12dd8b40d</meta:generator>
  </office:meta>
</office:document-meta>
</file>